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39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1.3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5" table:number-columns-repeated="2" table:default-cell-style-name="ce1"/>
        <table:table-column table:style-name="co5" table:number-columns-repeated="7" table:default-cell-style-name="Default"/>
        <table:table-row table:style-name="ro1">
          <table:table-cell table:number-columns-repeated="2"/>
          <table:table-cell office:value-type="string">
            <text:p>BufferSize</text:p>
          </table:table-cell>
          <table:table-cell office:value-type="string">
            <text:p>Best</text:p>
          </table:table-cell>
          <table:table-cell office:value-type="string">
            <text:p>Count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office:value-type="string">
            <text:p>Random</text:p>
          </table:table-cell>
          <table:table-cell table:number-columns-repeated="2"/>
          <table:table-cell office:value-type="string">
            <text:p>Buffer %</text:p>
          </table:table-cell>
          <table:table-cell table:formula="of:=[.D1]" office:value-type="string" office:string-value="Best">
            <text:p>Best</text:p>
          </table:table-cell>
          <table:table-cell table:style-name="ce1" table:formula="of:=[.E1]" office:value-type="string" office:string-value="Count">
            <text:p>Count</text:p>
          </table:table-cell>
          <table:table-cell table:style-name="ce1" table:formula="of:=[.F1]" office:value-type="string" office:string-value="FIFO">
            <text:p>FIFO</text:p>
          </table:table-cell>
          <table:table-cell table:style-name="ce1" table:formula="of:=[.G1]" office:value-type="string" office:string-value="LRU">
            <text:p>LRU</text:p>
          </table:table-cell>
          <table:table-cell table:style-name="ce1" table:formula="of:=[.H1]" office:value-type="string" office:string-value="MRU">
            <text:p>MRU</text:p>
          </table:table-cell>
          <table:table-cell table:style-name="ce1" table:formula="of:=[.I1]" office:value-type="string" office:string-value="Random">
            <text:p>Random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.265658747300216">
            <text:p>0.265658747300216</text:p>
          </table:table-cell>
          <table:table-cell office:value-type="float" office:value="0.211663066954644">
            <text:p>0.211663066954644</text:p>
          </table:table-cell>
          <table:table-cell table:number-columns-repeated="2" office:value-type="float" office:value="0.103671706263499">
            <text:p>0.103671706263499</text:p>
          </table:table-cell>
          <table:table-cell office:value-type="float" office:value="0.187904967602592">
            <text:p>0.187904967602592</text:p>
          </table:table-cell>
          <table:table-cell office:value-type="float" office:value="0.146868250539957">
            <text:p>0.146868250539957</text:p>
          </table:table-cell>
          <table:table-cell table:number-columns-repeated="2"/>
          <table:table-cell table:formula="of:=[.C2]/12*100" office:value-type="float" office:value="16.6666666666667">
            <text:p>16.67</text:p>
          </table:table-cell>
          <table:table-cell table:formula="of:=[.D2]*100" office:value-type="float" office:value="26.5658747300216">
            <text:p>26.57</text:p>
          </table:table-cell>
          <table:table-cell table:style-name="ce1" table:formula="of:=[.E2]*100" office:value-type="float" office:value="21.1663066954644">
            <text:p>21.17</text:p>
          </table:table-cell>
          <table:table-cell table:style-name="ce1" table:formula="of:=[.F2]*100" office:value-type="float" office:value="10.3671706263499">
            <text:p>10.37</text:p>
          </table:table-cell>
          <table:table-cell table:style-name="ce1" table:formula="of:=[.G2]*100" office:value-type="float" office:value="10.3671706263499">
            <text:p>10.37</text:p>
          </table:table-cell>
          <table:table-cell table:style-name="ce1" table:formula="of:=[.H2]*100" office:value-type="float" office:value="18.7904967602592">
            <text:p>18.79</text:p>
          </table:table-cell>
          <table:table-cell table:style-name="ce1" table:formula="of:=[.I2]*100" office:value-type="float" office:value="14.6868250539957">
            <text:p>14.69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0.438444924406048">
            <text:p>0.438444924406048</text:p>
          </table:table-cell>
          <table:table-cell office:value-type="float" office:value="0.339092872570194">
            <text:p>0.339092872570194</text:p>
          </table:table-cell>
          <table:table-cell table:number-columns-repeated="2" office:value-type="float" office:value="0.187904967602592">
            <text:p>0.187904967602592</text:p>
          </table:table-cell>
          <table:table-cell office:value-type="float" office:value="0.300215982721382">
            <text:p>0.300215982721382</text:p>
          </table:table-cell>
          <table:table-cell office:value-type="float" office:value="0.257019438444924">
            <text:p>0.257019438444924</text:p>
          </table:table-cell>
          <table:table-cell table:number-columns-repeated="2"/>
          <table:table-cell table:formula="of:=[.C3]/12*100" office:value-type="float" office:value="25">
            <text:p>25.00</text:p>
          </table:table-cell>
          <table:table-cell table:formula="of:=[.D3]*100" office:value-type="float" office:value="43.8444924406048">
            <text:p>43.84</text:p>
          </table:table-cell>
          <table:table-cell table:style-name="ce1" table:formula="of:=[.E3]*100" office:value-type="float" office:value="33.9092872570194">
            <text:p>33.91</text:p>
          </table:table-cell>
          <table:table-cell table:style-name="ce1" table:formula="of:=[.F3]*100" office:value-type="float" office:value="18.7904967602592">
            <text:p>18.79</text:p>
          </table:table-cell>
          <table:table-cell table:style-name="ce1" table:formula="of:=[.G3]*100" office:value-type="float" office:value="18.7904967602592">
            <text:p>18.79</text:p>
          </table:table-cell>
          <table:table-cell table:style-name="ce1" table:formula="of:=[.H3]*100" office:value-type="float" office:value="30.0215982721382">
            <text:p>30.02</text:p>
          </table:table-cell>
          <table:table-cell table:style-name="ce1" table:formula="of:=[.I3]*100" office:value-type="float" office:value="25.7019438444924">
            <text:p>25.7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0.565874730021598">
            <text:p>0.565874730021598</text:p>
          </table:table-cell>
          <table:table-cell office:value-type="float" office:value="0.444924406047516">
            <text:p>0.444924406047516</text:p>
          </table:table-cell>
          <table:table-cell office:value-type="float" office:value="0.319654427645788">
            <text:p>0.319654427645788</text:p>
          </table:table-cell>
          <table:table-cell office:value-type="float" office:value="0.32829373650108">
            <text:p>0.32829373650108</text:p>
          </table:table-cell>
          <table:table-cell office:value-type="float" office:value="0.369330453563715">
            <text:p>0.369330453563715</text:p>
          </table:table-cell>
          <table:table-cell office:value-type="float" office:value="0.317494600431965">
            <text:p>0.317494600431965</text:p>
          </table:table-cell>
          <table:table-cell table:number-columns-repeated="2"/>
          <table:table-cell table:formula="of:=[.C4]/12*100" office:value-type="float" office:value="33.3333333333333">
            <text:p>33.33</text:p>
          </table:table-cell>
          <table:table-cell table:formula="of:=[.D4]*100" office:value-type="float" office:value="56.5874730021598">
            <text:p>56.59</text:p>
          </table:table-cell>
          <table:table-cell table:style-name="ce1" table:formula="of:=[.E4]*100" office:value-type="float" office:value="44.4924406047516">
            <text:p>44.49</text:p>
          </table:table-cell>
          <table:table-cell table:style-name="ce1" table:formula="of:=[.F4]*100" office:value-type="float" office:value="31.9654427645788">
            <text:p>31.97</text:p>
          </table:table-cell>
          <table:table-cell table:style-name="ce1" table:formula="of:=[.G4]*100" office:value-type="float" office:value="32.829373650108">
            <text:p>32.83</text:p>
          </table:table-cell>
          <table:table-cell table:style-name="ce1" table:formula="of:=[.H4]*100" office:value-type="float" office:value="36.9330453563715">
            <text:p>36.93</text:p>
          </table:table-cell>
          <table:table-cell table:style-name="ce1" table:formula="of:=[.I4]*100" office:value-type="float" office:value="31.7494600431965">
            <text:p>31.75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647948164146868">
            <text:p>0.647948164146868</text:p>
          </table:table-cell>
          <table:table-cell office:value-type="float" office:value="0.514038876889849">
            <text:p>0.514038876889849</text:p>
          </table:table-cell>
          <table:table-cell office:value-type="float" office:value="0.339092872570194">
            <text:p>0.339092872570194</text:p>
          </table:table-cell>
          <table:table-cell office:value-type="float" office:value="0.332613390928726">
            <text:p>0.332613390928726</text:p>
          </table:table-cell>
          <table:table-cell office:value-type="float" office:value="0.449244060475162">
            <text:p>0.449244060475162</text:p>
          </table:table-cell>
          <table:table-cell office:value-type="float" office:value="0.434125269978402">
            <text:p>0.434125269978402</text:p>
          </table:table-cell>
          <table:table-cell table:number-columns-repeated="2"/>
          <table:table-cell table:formula="of:=[.C5]/12*100" office:value-type="float" office:value="41.6666666666667">
            <text:p>41.67</text:p>
          </table:table-cell>
          <table:table-cell table:formula="of:=[.D5]*100" office:value-type="float" office:value="64.7948164146868">
            <text:p>64.79</text:p>
          </table:table-cell>
          <table:table-cell table:style-name="ce1" table:formula="of:=[.E5]*100" office:value-type="float" office:value="51.4038876889849">
            <text:p>51.40</text:p>
          </table:table-cell>
          <table:table-cell table:style-name="ce1" table:formula="of:=[.F5]*100" office:value-type="float" office:value="33.9092872570194">
            <text:p>33.91</text:p>
          </table:table-cell>
          <table:table-cell table:style-name="ce1" table:formula="of:=[.G5]*100" office:value-type="float" office:value="33.2613390928726">
            <text:p>33.26</text:p>
          </table:table-cell>
          <table:table-cell table:style-name="ce1" table:formula="of:=[.H5]*100" office:value-type="float" office:value="44.9244060475162">
            <text:p>44.92</text:p>
          </table:table-cell>
          <table:table-cell table:style-name="ce1" table:formula="of:=[.I5]*100" office:value-type="float" office:value="43.4125269978402">
            <text:p>43.41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.719222462203024">
            <text:p>0.719222462203024</text:p>
          </table:table-cell>
          <table:table-cell office:value-type="float" office:value="0.611231101511879">
            <text:p>0.611231101511879</text:p>
          </table:table-cell>
          <table:table-cell office:value-type="float" office:value="0.514038876889849">
            <text:p>0.514038876889849</text:p>
          </table:table-cell>
          <table:table-cell office:value-type="float" office:value="0.537796976241901">
            <text:p>0.537796976241901</text:p>
          </table:table-cell>
          <table:table-cell office:value-type="float" office:value="0.509719222462203">
            <text:p>0.509719222462203</text:p>
          </table:table-cell>
          <table:table-cell office:value-type="float" office:value="0.552915766738661">
            <text:p>0.552915766738661</text:p>
          </table:table-cell>
          <table:table-cell table:number-columns-repeated="2"/>
          <table:table-cell table:formula="of:=[.C6]/12*100" office:value-type="float" office:value="50">
            <text:p>50.00</text:p>
          </table:table-cell>
          <table:table-cell table:formula="of:=[.D6]*100" office:value-type="float" office:value="71.9222462203024">
            <text:p>71.92</text:p>
          </table:table-cell>
          <table:table-cell table:style-name="ce1" table:formula="of:=[.E6]*100" office:value-type="float" office:value="61.1231101511879">
            <text:p>61.12</text:p>
          </table:table-cell>
          <table:table-cell table:style-name="ce1" table:formula="of:=[.F6]*100" office:value-type="float" office:value="51.4038876889849">
            <text:p>51.40</text:p>
          </table:table-cell>
          <table:table-cell table:style-name="ce1" table:formula="of:=[.G6]*100" office:value-type="float" office:value="53.7796976241901">
            <text:p>53.78</text:p>
          </table:table-cell>
          <table:table-cell table:style-name="ce1" table:formula="of:=[.H6]*100" office:value-type="float" office:value="50.9719222462203">
            <text:p>50.97</text:p>
          </table:table-cell>
          <table:table-cell table:style-name="ce1" table:formula="of:=[.I6]*100" office:value-type="float" office:value="55.2915766738661">
            <text:p>55.29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.777537796976242">
            <text:p>0.777537796976242</text:p>
          </table:table-cell>
          <table:table-cell office:value-type="float" office:value="0.676025917926566">
            <text:p>0.676025917926566</text:p>
          </table:table-cell>
          <table:table-cell office:value-type="float" office:value="0.563714902807775">
            <text:p>0.563714902807775</text:p>
          </table:table-cell>
          <table:table-cell office:value-type="float" office:value="0.585313174946004">
            <text:p>0.585313174946004</text:p>
          </table:table-cell>
          <table:table-cell office:value-type="float" office:value="0.563714902807775">
            <text:p>0.563714902807775</text:p>
          </table:table-cell>
          <table:table-cell office:value-type="float" office:value="0.580993520518359">
            <text:p>0.580993520518359</text:p>
          </table:table-cell>
          <table:table-cell table:number-columns-repeated="2"/>
          <table:table-cell table:formula="of:=[.C7]/12*100" office:value-type="float" office:value="58.3333333333333">
            <text:p>58.33</text:p>
          </table:table-cell>
          <table:table-cell table:formula="of:=[.D7]*100" office:value-type="float" office:value="77.7537796976242">
            <text:p>77.75</text:p>
          </table:table-cell>
          <table:table-cell table:style-name="ce1" table:formula="of:=[.E7]*100" office:value-type="float" office:value="67.6025917926566">
            <text:p>67.60</text:p>
          </table:table-cell>
          <table:table-cell table:style-name="ce1" table:formula="of:=[.F7]*100" office:value-type="float" office:value="56.3714902807775">
            <text:p>56.37</text:p>
          </table:table-cell>
          <table:table-cell table:style-name="ce1" table:formula="of:=[.G7]*100" office:value-type="float" office:value="58.5313174946004">
            <text:p>58.53</text:p>
          </table:table-cell>
          <table:table-cell table:style-name="ce1" table:formula="of:=[.H7]*100" office:value-type="float" office:value="56.3714902807775">
            <text:p>56.37</text:p>
          </table:table-cell>
          <table:table-cell table:style-name="ce1" table:formula="of:=[.I7]*100" office:value-type="float" office:value="58.0993520518359">
            <text:p>58.1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831533477321814">
            <text:p>0.831533477321814</text:p>
          </table:table-cell>
          <table:table-cell office:value-type="float" office:value="0.727861771058315">
            <text:p>0.727861771058315</text:p>
          </table:table-cell>
          <table:table-cell office:value-type="float" office:value="0.619870410367171">
            <text:p>0.619870410367171</text:p>
          </table:table-cell>
          <table:table-cell office:value-type="float" office:value="0.585313174946004">
            <text:p>0.585313174946004</text:p>
          </table:table-cell>
          <table:table-cell office:value-type="float" office:value="0.643628509719223">
            <text:p>0.643628509719223</text:p>
          </table:table-cell>
          <table:table-cell office:value-type="float" office:value="0.645788336933045">
            <text:p>0.645788336933045</text:p>
          </table:table-cell>
          <table:table-cell table:number-columns-repeated="2"/>
          <table:table-cell table:formula="of:=[.C8]/12*100" office:value-type="float" office:value="66.6666666666667">
            <text:p>66.67</text:p>
          </table:table-cell>
          <table:table-cell table:formula="of:=[.D8]*100" office:value-type="float" office:value="83.1533477321814">
            <text:p>83.15</text:p>
          </table:table-cell>
          <table:table-cell table:style-name="ce1" table:formula="of:=[.E8]*100" office:value-type="float" office:value="72.7861771058315">
            <text:p>72.79</text:p>
          </table:table-cell>
          <table:table-cell table:style-name="ce1" table:formula="of:=[.F8]*100" office:value-type="float" office:value="61.9870410367171">
            <text:p>61.99</text:p>
          </table:table-cell>
          <table:table-cell table:style-name="ce1" table:formula="of:=[.G8]*100" office:value-type="float" office:value="58.5313174946004">
            <text:p>58.53</text:p>
          </table:table-cell>
          <table:table-cell table:style-name="ce1" table:formula="of:=[.H8]*100" office:value-type="float" office:value="64.3628509719223">
            <text:p>64.36</text:p>
          </table:table-cell>
          <table:table-cell table:style-name="ce1" table:formula="of:=[.I8]*100" office:value-type="float" office:value="64.5788336933045">
            <text:p>64.58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.879049676025918">
            <text:p>0.879049676025918</text:p>
          </table:table-cell>
          <table:table-cell office:value-type="float" office:value="0.8207343412527">
            <text:p>0.8207343412527</text:p>
          </table:table-cell>
          <table:table-cell office:value-type="float" office:value="0.730021598272138">
            <text:p>0.730021598272138</text:p>
          </table:table-cell>
          <table:table-cell table:number-columns-repeated="2" office:value-type="float" office:value="0.745140388768898">
            <text:p>0.745140388768898</text:p>
          </table:table-cell>
          <table:table-cell office:value-type="float" office:value="0.755939524838013">
            <text:p>0.755939524838013</text:p>
          </table:table-cell>
          <table:table-cell table:number-columns-repeated="2"/>
          <table:table-cell table:formula="of:=[.C9]/12*100" office:value-type="float" office:value="75">
            <text:p>75.00</text:p>
          </table:table-cell>
          <table:table-cell table:formula="of:=[.D9]*100" office:value-type="float" office:value="87.9049676025918">
            <text:p>87.90</text:p>
          </table:table-cell>
          <table:table-cell table:style-name="ce1" table:formula="of:=[.E9]*100" office:value-type="float" office:value="82.07343412527">
            <text:p>82.07</text:p>
          </table:table-cell>
          <table:table-cell table:style-name="ce1" table:formula="of:=[.F9]*100" office:value-type="float" office:value="73.0021598272138">
            <text:p>73.00</text:p>
          </table:table-cell>
          <table:table-cell table:style-name="ce1" table:formula="of:=[.G9]*100" office:value-type="float" office:value="74.5140388768898">
            <text:p>74.51</text:p>
          </table:table-cell>
          <table:table-cell table:style-name="ce1" table:formula="of:=[.H9]*100" office:value-type="float" office:value="74.5140388768898">
            <text:p>74.51</text:p>
          </table:table-cell>
          <table:table-cell table:style-name="ce1" table:formula="of:=[.I9]*100" office:value-type="float" office:value="75.5939524838013">
            <text:p>75.59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913606911447084">
            <text:p>0.913606911447084</text:p>
          </table:table-cell>
          <table:table-cell office:value-type="float" office:value="0.846652267818575">
            <text:p>0.846652267818575</text:p>
          </table:table-cell>
          <table:table-cell table:number-columns-repeated="2" office:value-type="float" office:value="0.775377969762419">
            <text:p>0.775377969762419</text:p>
          </table:table-cell>
          <table:table-cell office:value-type="float" office:value="0.822894168466523">
            <text:p>0.822894168466523</text:p>
          </table:table-cell>
          <table:table-cell office:value-type="float" office:value="0.840172786177106">
            <text:p>0.840172786177106</text:p>
          </table:table-cell>
          <table:table-cell table:number-columns-repeated="2"/>
          <table:table-cell table:formula="of:=[.C10]/12*100" office:value-type="float" office:value="83.3333333333333">
            <text:p>83.33</text:p>
          </table:table-cell>
          <table:table-cell table:formula="of:=[.D10]*100" office:value-type="float" office:value="91.3606911447084">
            <text:p>91.36</text:p>
          </table:table-cell>
          <table:table-cell table:style-name="ce1" table:formula="of:=[.E10]*100" office:value-type="float" office:value="84.6652267818575">
            <text:p>84.67</text:p>
          </table:table-cell>
          <table:table-cell table:style-name="ce1" table:formula="of:=[.F10]*100" office:value-type="float" office:value="77.5377969762419">
            <text:p>77.54</text:p>
          </table:table-cell>
          <table:table-cell table:style-name="ce1" table:formula="of:=[.G10]*100" office:value-type="float" office:value="77.5377969762419">
            <text:p>77.54</text:p>
          </table:table-cell>
          <table:table-cell table:style-name="ce1" table:formula="of:=[.H10]*100" office:value-type="float" office:value="82.2894168466523">
            <text:p>82.29</text:p>
          </table:table-cell>
          <table:table-cell table:style-name="ce1" table:formula="of:=[.I10]*100" office:value-type="float" office:value="84.0172786177106">
            <text:p>84.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0.943844492440605">
            <text:p>0.943844492440605</text:p>
          </table:table-cell>
          <table:table-cell office:value-type="float" office:value="0.887688984881209">
            <text:p>0.887688984881209</text:p>
          </table:table-cell>
          <table:table-cell office:value-type="float" office:value="0.773218142548596">
            <text:p>0.773218142548596</text:p>
          </table:table-cell>
          <table:table-cell office:value-type="float" office:value="0.775377969762419">
            <text:p>0.775377969762419</text:p>
          </table:table-cell>
          <table:table-cell office:value-type="float" office:value="0.907127429805616">
            <text:p>0.907127429805616</text:p>
          </table:table-cell>
          <table:table-cell office:value-type="float" office:value="0.889848812095032">
            <text:p>0.889848812095032</text:p>
          </table:table-cell>
          <table:table-cell table:number-columns-repeated="2"/>
          <table:table-cell table:formula="of:=[.C11]/12*100" office:value-type="float" office:value="91.6666666666667">
            <text:p>91.67</text:p>
          </table:table-cell>
          <table:table-cell table:formula="of:=[.D11]*100" office:value-type="float" office:value="94.3844492440605">
            <text:p>94.38</text:p>
          </table:table-cell>
          <table:table-cell table:style-name="ce1" table:formula="of:=[.E11]*100" office:value-type="float" office:value="88.7688984881209">
            <text:p>88.77</text:p>
          </table:table-cell>
          <table:table-cell table:style-name="ce1" table:formula="of:=[.F11]*100" office:value-type="float" office:value="77.3218142548596">
            <text:p>77.32</text:p>
          </table:table-cell>
          <table:table-cell table:style-name="ce1" table:formula="of:=[.G11]*100" office:value-type="float" office:value="77.5377969762419">
            <text:p>77.54</text:p>
          </table:table-cell>
          <table:table-cell table:style-name="ce1" table:formula="of:=[.H11]*100" office:value-type="float" office:value="90.7127429805616">
            <text:p>90.71</text:p>
          </table:table-cell>
          <table:table-cell table:style-name="ce1" table:formula="of:=[.I11]*100" office:value-type="float" office:value="88.9848812095032">
            <text:p>88.98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6" office:value-type="float" office:value="0.974082073434125">
            <text:p>0.974082073434125</text:p>
          </table:table-cell>
          <table:table-cell table:number-columns-repeated="2"/>
          <table:table-cell table:formula="of:=[.C12]/12*100" office:value-type="float" office:value="100">
            <text:p>100.00</text:p>
          </table:table-cell>
          <table:table-cell table:formula="of:=[.D12]*100" office:value-type="float" office:value="97.4082073434125">
            <text:p>97.41</text:p>
          </table:table-cell>
          <table:table-cell table:style-name="ce1" table:formula="of:=[.E12]*100" office:value-type="float" office:value="97.4082073434125">
            <text:p>97.41</text:p>
          </table:table-cell>
          <table:table-cell table:style-name="ce1" table:formula="of:=[.F12]*100" office:value-type="float" office:value="97.4082073434125">
            <text:p>97.41</text:p>
          </table:table-cell>
          <table:table-cell table:style-name="ce1" table:formula="of:=[.G12]*100" office:value-type="float" office:value="97.4082073434125">
            <text:p>97.41</text:p>
          </table:table-cell>
          <table:table-cell table:style-name="ce1" table:formula="of:=[.H12]*100" office:value-type="float" office:value="97.4082073434125">
            <text:p>97.41</text:p>
          </table:table-cell>
          <table:table-cell table:style-name="ce1" table:formula="of:=[.I12]*100" office:value-type="float" office:value="97.4082073434125">
            <text:p>97.41</text:p>
          </table:table-cell>
          <table:table-cell table:style-name="ce1"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>
            <draw:frame table:end-cell-address="Sheet1.O63" table:end-x="0.4012in" table:end-y="0.1772in" draw:z-index="0" draw:style-name="gr1" svg:width="10.0937in" svg:height="8.824in" svg:x="1.0374in" svg:y="0.0315in">
              <draw:object draw:notify-on-update-of-ranges="Sheet1.L2:Sheet1.L12 Sheet1.M1:Sheet1.M1 Sheet1.M2:Sheet1.M12 Sheet1.L2:Sheet1.L12 Sheet1.N1:Sheet1.N1 Sheet1.N2:Sheet1.N12 Sheet1.L2:Sheet1.L12 Sheet1.O1:Sheet1.O1 Sheet1.O2:Sheet1.O12 Sheet1.L2:Sheet1.L12 Sheet1.P1:Sheet1.P1 Sheet1.P2:Sheet1.P12 Sheet1.L2:Sheet1.L12 Sheet1.Q1:Sheet1.Q1 Sheet1.Q2:Sheet1.Q12 Sheet1.L2:Sheet1.L12 Sheet1.R1:Sheet1.R1 Sheet1.R2:Sheet1.R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048561">
          <table:table-cell table:number-columns-repeated="20"/>
        </table:table-row>
        <table:table-row table:style-name="ro1">
          <table:table-cell table:number-columns-repeated="20"/>
        </table:table-row>
      </table:table>
      <table:database-ranges>
        <table:database-range table:target-range-address="Sheet1.A1:Sheet1.E6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1/14/2011</text:date>, <text:time>17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4T17:19:36</dc:date>
    <dc:creator>Pancho Roslan</dc:creator>
    <meta:generator>OpenOffice.org/3.2$Unix OpenOffice.org_project/320m12$Build-9483</meta:generator>
    <meta:editing-duration>PT00H21M23S</meta:editing-duration>
    <meta:editing-cycles>6</meta:editing-cycles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-dash="Line_20_with_20_Fine_20_Dots" draw:fill="none" draw:fill-color="#e6e6e6"/>
      <style:text-properties fo:font-size="12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2">
      <style:chart-properties chart:display-label="true" chart:logarithmic="false" chart:minimum="1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2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2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2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639cm" svg:height="22.414cm" xlink:href=".." chart:class="chart:scatter" chart:style-name="ch1">
        <chart:title svg:x="10.041cm" svg:y="0.449cm" chart:style-name="ch2">
          <text:p>Comparación de estrategias</text:p>
        </chart:title>
        <chart:subtitle svg:x="11.483cm" svg:y="1.4cm" chart:style-name="ch3">
          <text:p>Caso: Pequeño</text:p>
        </chart:subtitle>
        <chart:legend chart:legend-position="bottom" svg:x="7.118cm" svg:y="21.148cm" chart:style-name="ch4"/>
        <chart:plot-area chart:style-name="ch5" table:cell-range-address="Sheet1.L1:Sheet1.R12" chart:data-source-has-labels="row" svg:x="0.823cm" svg:y="2.299cm" svg:width="23.792cm" svg:height="18.155cm">
          <chart:axis chart:dimension="x" chart:name="primary-x" chart:style-name="ch6">
            <chart:title svg:x="11.774cm" svg:y="20.33cm" chart:style-name="ch7">
              <text:p>Buffer (% of Max)</text:p>
            </chart:title>
          </chart:axis>
          <chart:axis chart:dimension="y" chart:name="primary-y" chart:style-name="ch8">
            <chart:title svg:x="0.513cm" svg:y="11.818cm" chart:style-name="ch9">
              <text:p>Hit Rate%</text:p>
            </chart:title>
            <chart:grid chart:style-name="ch10" chart:class="major"/>
          </chart:axis>
          <chart:series chart:style-name="ch11" chart:values-cell-range-address="Sheet1.M2:Sheet1.M12" chart:label-cell-address="Sheet1.M1:Sheet1.M1" chart:class="chart:scatter">
            <chart:domain table:cell-range-address="Sheet1.L2:Sheet1.L12"/>
            <chart:data-point chart:repeated="11"/>
          </chart:series>
          <chart:series chart:style-name="ch12" chart:values-cell-range-address="Sheet1.N2:Sheet1.N12" chart:label-cell-address="Sheet1.N1:Sheet1.N1" chart:class="chart:scatter">
            <chart:data-point chart:repeated="11"/>
          </chart:series>
          <chart:series chart:style-name="ch13" chart:values-cell-range-address="Sheet1.O2:Sheet1.O12" chart:label-cell-address="Sheet1.O1:Sheet1.O1" chart:class="chart:scatter">
            <chart:data-point chart:repeated="11"/>
          </chart:series>
          <chart:series chart:style-name="ch14" chart:values-cell-range-address="Sheet1.P2:Sheet1.P12" chart:label-cell-address="Sheet1.P1:Sheet1.P1" chart:class="chart:scatter">
            <chart:data-point chart:repeated="11"/>
          </chart:series>
          <chart:series chart:style-name="ch15" chart:values-cell-range-address="Sheet1.Q2:Sheet1.Q12" chart:label-cell-address="Sheet1.Q1:Sheet1.Q1" chart:class="chart:scatter">
            <chart:data-point chart:repeated="11"/>
          </chart:series>
          <chart:series chart:style-name="ch16" chart:values-cell-range-address="Sheet1.R2:Sheet1.R12" chart:label-cell-address="Sheet1.R1:Sheet1.R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 text:id="Sheet1.M1:Sheet1.M1">Best</text:p>
              </table:table-cell>
              <table:table-cell office:value-type="string">
                <text:p text:id="Sheet1.N1:Sheet1.N1">Count</text:p>
              </table:table-cell>
              <table:table-cell office:value-type="string">
                <text:p text:id="Sheet1.O1:Sheet1.O1">FIFO</text:p>
              </table:table-cell>
              <table:table-cell office:value-type="string">
                <text:p text:id="Sheet1.P1:Sheet1.P1">LRU</text:p>
              </table:table-cell>
              <table:table-cell office:value-type="string">
                <text:p text:id="Sheet1.Q1:Sheet1.Q1">MRU</text:p>
              </table:table-cell>
              <table:table-cell office:value-type="string">
                <text:p text:id="Sheet1.R1:Sheet1.R1">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666666666667">
                <text:p text:id="Sheet1.L2:Sheet1.L12">16.6666666666667</text:p>
              </table:table-cell>
              <table:table-cell office:value-type="float" office:value="26.5658747300216">
                <text:p text:id="Sheet1.M2:Sheet1.M12">26.5658747300216</text:p>
              </table:table-cell>
              <table:table-cell office:value-type="float" office:value="21.1663066954644">
                <text:p text:id="Sheet1.N2:Sheet1.N12">21.1663066954644</text:p>
              </table:table-cell>
              <table:table-cell office:value-type="float" office:value="10.3671706263499">
                <text:p text:id="Sheet1.O2:Sheet1.O12">10.3671706263499</text:p>
              </table:table-cell>
              <table:table-cell office:value-type="float" office:value="10.3671706263499">
                <text:p text:id="Sheet1.P2:Sheet1.P12">10.3671706263499</text:p>
              </table:table-cell>
              <table:table-cell office:value-type="float" office:value="18.7904967602592">
                <text:p text:id="Sheet1.Q2:Sheet1.Q12">18.7904967602592</text:p>
              </table:table-cell>
              <table:table-cell office:value-type="float" office:value="14.6868250539957">
                <text:p text:id="Sheet1.R2:Sheet1.R12">14.68682505399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3.8444924406048">
                <text:p>43.8444924406048</text:p>
              </table:table-cell>
              <table:table-cell office:value-type="float" office:value="33.9092872570194">
                <text:p>33.9092872570194</text:p>
              </table:table-cell>
              <table:table-cell office:value-type="float" office:value="18.7904967602592">
                <text:p>18.7904967602592</text:p>
              </table:table-cell>
              <table:table-cell office:value-type="float" office:value="18.7904967602592">
                <text:p>18.7904967602592</text:p>
              </table:table-cell>
              <table:table-cell office:value-type="float" office:value="30.0215982721382">
                <text:p>30.0215982721382</text:p>
              </table:table-cell>
              <table:table-cell office:value-type="float" office:value="25.7019438444924">
                <text:p>25.7019438444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6.5874730021598">
                <text:p>56.5874730021598</text:p>
              </table:table-cell>
              <table:table-cell office:value-type="float" office:value="44.4924406047516">
                <text:p>44.4924406047516</text:p>
              </table:table-cell>
              <table:table-cell office:value-type="float" office:value="31.9654427645788">
                <text:p>31.9654427645788</text:p>
              </table:table-cell>
              <table:table-cell office:value-type="float" office:value="32.829373650108">
                <text:p>32.829373650108</text:p>
              </table:table-cell>
              <table:table-cell office:value-type="float" office:value="36.9330453563715">
                <text:p>36.9330453563715</text:p>
              </table:table-cell>
              <table:table-cell office:value-type="float" office:value="31.7494600431965">
                <text:p>31.7494600431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64.7948164146868">
                <text:p>64.7948164146868</text:p>
              </table:table-cell>
              <table:table-cell office:value-type="float" office:value="51.4038876889849">
                <text:p>51.4038876889849</text:p>
              </table:table-cell>
              <table:table-cell office:value-type="float" office:value="33.9092872570194">
                <text:p>33.9092872570194</text:p>
              </table:table-cell>
              <table:table-cell office:value-type="float" office:value="33.2613390928726">
                <text:p>33.2613390928726</text:p>
              </table:table-cell>
              <table:table-cell office:value-type="float" office:value="44.9244060475162">
                <text:p>44.9244060475162</text:p>
              </table:table-cell>
              <table:table-cell office:value-type="float" office:value="43.4125269978402">
                <text:p>43.4125269978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1.9222462203024">
                <text:p>71.9222462203024</text:p>
              </table:table-cell>
              <table:table-cell office:value-type="float" office:value="61.1231101511879">
                <text:p>61.1231101511879</text:p>
              </table:table-cell>
              <table:table-cell office:value-type="float" office:value="51.4038876889849">
                <text:p>51.4038876889849</text:p>
              </table:table-cell>
              <table:table-cell office:value-type="float" office:value="53.7796976241901">
                <text:p>53.7796976241901</text:p>
              </table:table-cell>
              <table:table-cell office:value-type="float" office:value="50.9719222462203">
                <text:p>50.9719222462203</text:p>
              </table:table-cell>
              <table:table-cell office:value-type="float" office:value="55.2915766738661">
                <text:p>55.2915766738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77.7537796976242">
                <text:p>77.7537796976242</text:p>
              </table:table-cell>
              <table:table-cell office:value-type="float" office:value="67.6025917926566">
                <text:p>67.6025917926566</text:p>
              </table:table-cell>
              <table:table-cell office:value-type="float" office:value="56.3714902807775">
                <text:p>56.3714902807775</text:p>
              </table:table-cell>
              <table:table-cell office:value-type="float" office:value="58.5313174946004">
                <text:p>58.5313174946004</text:p>
              </table:table-cell>
              <table:table-cell office:value-type="float" office:value="56.3714902807775">
                <text:p>56.3714902807775</text:p>
              </table:table-cell>
              <table:table-cell office:value-type="float" office:value="58.0993520518359">
                <text:p>58.0993520518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3.1533477321814">
                <text:p>83.1533477321814</text:p>
              </table:table-cell>
              <table:table-cell office:value-type="float" office:value="72.7861771058315">
                <text:p>72.7861771058315</text:p>
              </table:table-cell>
              <table:table-cell office:value-type="float" office:value="61.9870410367171">
                <text:p>61.9870410367171</text:p>
              </table:table-cell>
              <table:table-cell office:value-type="float" office:value="58.5313174946004">
                <text:p>58.5313174946004</text:p>
              </table:table-cell>
              <table:table-cell office:value-type="float" office:value="64.3628509719223">
                <text:p>64.3628509719223</text:p>
              </table:table-cell>
              <table:table-cell office:value-type="float" office:value="64.5788336933045">
                <text:p>64.5788336933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87.9049676025918">
                <text:p>87.9049676025918</text:p>
              </table:table-cell>
              <table:table-cell office:value-type="float" office:value="82.07343412527">
                <text:p>82.07343412527</text:p>
              </table:table-cell>
              <table:table-cell office:value-type="float" office:value="73.0021598272138">
                <text:p>73.0021598272138</text:p>
              </table:table-cell>
              <table:table-cell office:value-type="float" office:value="74.5140388768898">
                <text:p>74.5140388768898</text:p>
              </table:table-cell>
              <table:table-cell office:value-type="float" office:value="74.5140388768898">
                <text:p>74.5140388768898</text:p>
              </table:table-cell>
              <table:table-cell office:value-type="float" office:value="75.5939524838013">
                <text:p>75.5939524838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1.3606911447084">
                <text:p>91.3606911447084</text:p>
              </table:table-cell>
              <table:table-cell office:value-type="float" office:value="84.6652267818575">
                <text:p>84.6652267818575</text:p>
              </table:table-cell>
              <table:table-cell office:value-type="float" office:value="77.5377969762419">
                <text:p>77.5377969762419</text:p>
              </table:table-cell>
              <table:table-cell office:value-type="float" office:value="77.5377969762419">
                <text:p>77.5377969762419</text:p>
              </table:table-cell>
              <table:table-cell office:value-type="float" office:value="82.2894168466523">
                <text:p>82.2894168466523</text:p>
              </table:table-cell>
              <table:table-cell office:value-type="float" office:value="84.0172786177106">
                <text:p>84.0172786177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4.3844492440605">
                <text:p>94.3844492440605</text:p>
              </table:table-cell>
              <table:table-cell office:value-type="float" office:value="88.7688984881209">
                <text:p>88.7688984881209</text:p>
              </table:table-cell>
              <table:table-cell office:value-type="float" office:value="77.3218142548596">
                <text:p>77.3218142548596</text:p>
              </table:table-cell>
              <table:table-cell office:value-type="float" office:value="77.5377969762419">
                <text:p>77.5377969762419</text:p>
              </table:table-cell>
              <table:table-cell office:value-type="float" office:value="90.7127429805616">
                <text:p>90.7127429805616</text:p>
              </table:table-cell>
              <table:table-cell office:value-type="float" office:value="88.9848812095032">
                <text:p>88.9848812095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7.4082073434125">
                <text:p>97.4082073434125</text:p>
              </table:table-cell>
              <table:table-cell office:value-type="float" office:value="97.4082073434125">
                <text:p>97.4082073434125</text:p>
              </table:table-cell>
              <table:table-cell office:value-type="float" office:value="97.4082073434125">
                <text:p>97.4082073434125</text:p>
              </table:table-cell>
              <table:table-cell office:value-type="float" office:value="97.4082073434125">
                <text:p>97.4082073434125</text:p>
              </table:table-cell>
              <table:table-cell office:value-type="float" office:value="97.4082073434125">
                <text:p>97.4082073434125</text:p>
              </table:table-cell>
              <table:table-cell office:value-type="float" office:value="97.4082073434125">
                <text:p>97.4082073434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</office:styles>
</office:document-styles>
</file>